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text-properties style:font-name="Times New Roman" fo:font-size="12pt" style:font-size-asian="12pt" style:font-size-complex="12pt" style:font-weight-complex="bold"/>
    </style:style>
    <style:style style:name="P6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size="12pt" style:font-size-asian="12pt" style:font-size-complex="12pt" style:font-weight-complex="bold"/>
    </style:style>
    <style:style style:name="P8" style:family="paragraph" style:parent-style-name="Text_20_body">
      <style:text-properties fo:font-size="12pt" style:font-size-asian="12pt" style:font-size-complex="12pt" style:font-weight-complex="bold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1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2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En-tête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4" style:family="paragraph" style:parent-style-name="Normal">
      <style:paragraph-properties fo:orphans="2" fo:widows="2" fo:hyphenation-ladder-count="no-limit" style:text-autospace="none" style:vertical-align="auto"/>
      <style:text-properties style:font-name="Times New Roman" style:letter-kerning="false" style:font-name-complex="Arial" style:language-complex="ar" style:country-complex="SA" fo:hyphenate="true" fo:hyphenation-remain-char-count="0" fo:hyphenation-push-char-count="0"/>
    </style:style>
    <style:style style:name="P15" style:family="paragraph" style:parent-style-name="Normal">
      <style:paragraph-properties fo:orphans="2" fo:widows="2" fo:hyphenation-ladder-count="no-limit" style:text-autospace="none" style:vertical-align="auto"/>
      <style:text-properties style:font-name="Times New Roman" fo:font-size="12pt" style:letter-kerning="false" style:font-size-asian="12pt" style:font-name-complex="Arial" style:font-size-complex="12pt" style:language-complex="ar" style:country-complex="SA" fo:hyphenate="true" fo:hyphenation-remain-char-count="0" fo:hyphenation-push-char-count="0"/>
    </style:style>
    <style:style style:name="P16" style:family="paragraph" style:parent-style-name="Normal">
      <style:paragraph-properties fo:text-align="center" style:justify-single-word="false" fo:orphans="2" fo:widows="2" fo:hyphenation-ladder-count="no-limit" style:text-autospace="none" style:vertical-align="auto"/>
      <style:text-properties style:font-name="Arial" style:letter-kerning="false" style:font-name-complex="Arial" style:language-complex="ar" style:country-complex="SA" fo:hyphenate="true" fo:hyphenation-remain-char-count="0" fo:hyphenation-push-char-count="0"/>
    </style:style>
    <style:style style:name="P17" style:family="paragraph" style:parent-style-name="Normal">
      <style:paragraph-properties fo:text-align="center" style:justify-single-word="false" fo:orphans="2" fo:widows="2" fo:hyphenation-ladder-count="no-limit" style:text-autospace="none" style:vertical-align="auto"/>
      <style:text-properties style:font-name="Arial" fo:language="en" fo:country="US" style:letter-kerning="false" style:font-name-complex="Arial" style:language-complex="ar" style:country-complex="SA" fo:hyphenate="true" fo:hyphenation-remain-char-count="0" fo:hyphenation-push-char-count="0"/>
    </style:style>
    <style:style style:name="P18" style:family="paragraph" style:parent-style-name="Normal">
      <style:paragraph-properties fo:text-align="center" style:justify-single-word="false"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itre_20_1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 style:master-page-name="Standard">
      <style:paragraph-properties style:page-number="1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 style:list-style-name="L1"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1.27cm" fo:margin-right="0cm" fo:text-align="start" style:justify-single-word="false" fo:text-indent="0cm" style:auto-text-indent="false">
        <style:tab-stops/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style:font-name="Arial" style:letter-kerning="false" style:font-name-complex="Arial" style:language-complex="ar" style:country-complex="SA"/>
    </style:style>
    <style:style style:name="T4" style:family="text">
      <style:text-properties style:font-name="Arial" fo:language="en" fo:country="US" style:letter-kerning="false" style:font-name-complex="Arial" style:language-complex="ar" style:country-complex="SA"/>
    </style:style>
    <style:style style:name="T5" style:family="text">
      <style:text-properties style:letter-kerning="false" style:font-name-complex="Arial" style:language-complex="ar" style:country-complex="SA"/>
    </style:style>
    <style:style style:name="T6" style:family="text">
      <style:text-properties style:font-name="Times New Roman" style:letter-kerning="false" style:font-name-complex="Arial" style:language-complex="ar" style:country-complex="SA"/>
    </style:style>
    <style:style style:name="T7" style:family="text">
      <style:text-properties fo:font-size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size-asian="16pt"/>
    </style:style>
    <style:style style:name="T10" style:family="text">
      <style:text-properties style:font-size-complex="16pt"/>
    </style:style>
    <style:style style:name="T11" style:family="text">
      <style:text-properties fo:font-weight="bold" fo:background-color="#ffff0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10"/>
          </table:table-cell>
        </table:table-row>
        <table:table-row table:style-name="Tableau17.2">
          <table:table-cell table:style-name="Tableau17.A2" office:value-type="string">
            <text:p text:style-name="P11">GENIE LOGICIEL-PROJET2</text:p>
          </table:table-cell>
        </table:table-row>
        <table:table-row table:style-name="Tableau17.3">
          <table:table-cell table:style-name="Tableau17.A3" office:value-type="string">
            <text:p text:style-name="P13">Compte rendu de la réunion 1</text:p>
          </table:table-cell>
        </table:table-row>
        <table:table-row table:style-name="Tableau17.4">
          <table:table-cell table:style-name="Tableau17.A4" office:value-type="string">
            <text:p text:style-name="P9"/>
          </table:table-cell>
        </table:table-row>
        <table:table-row table:style-name="Tableau17.4">
          <table:table-cell table:style-name="Tableau17.A4" office:value-type="string">
            <text:p text:style-name="P12">Ahmed Said</text:p>
          </table:table-cell>
        </table:table-row>
        <table:table-row table:style-name="Tableau17.4">
          <table:table-cell table:style-name="Tableau17.A4" office:value-type="string">
            <text:p text:style-name="P12">12/10/12</text:p>
          </table:table-cell>
        </table:table-row>
      </table:table>
      <text:p text:style-name="P22"><text:span text:style-name="T1">Objet :</text:span><text:span text:style-name="T2"> Compte rendu de la première réunion avec le client de l’entreprise SA LACIO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Auteur</text:p>
          </table:table-cell>
          <table:table-cell table:style-name="Tableau1.A1" office:value-type="string">
            <text:p text:style-name="P5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6">Ahmed SAID </text:p>
          </table:table-cell>
          <table:table-cell table:style-name="Tableau1.A2" office:value-type="string">
            <text:p text:style-name="P5"><text:s/><text:span text:style-name="T5">R.FOUCOU</text:span></text:p>
            <text:p text:style-name="P14">V. REVIDAT</text:p>
            <text:p text:style-name="P14">K. FELICIANNE</text:p>
            <text:p text:style-name="P14">M. MAAREF</text:p>
            <text:p text:style-name="P14">S. HASSNAOUI</text:p>
            <text:p text:style-name="P3"><text:span text:style-name="Police_20_par_20_défaut"><text:span text:style-name="T6">E. PRUNET</text:span></text:span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2/10/12</text:p>
          </table:table-cell>
          <table:table-cell table:style-name="Tableau1.A2" office:value-type="string">
            <text:p text:style-name="P3">Approuvé le : 12/10/12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7">M. LACIO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15">R.FOUCOU</text:p>
            <text:p text:style-name="P15">V. REVIDAT</text:p>
            <text:p text:style-name="P15">K. FELICIANNE</text:p>
            <text:p text:style-name="P15">M. MAAREF</text:p>
            <text:p text:style-name="P15">S. HASSNAOUI</text:p>
            <text:p text:style-name="P8"><text:span text:style-name="Police_20_par_20_défaut"><text:span text:style-name="T6">E. PRUNET</text:span></text:span>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Compte rendu réunion n°1 du 12/10/12 V2.1</text:p>
          </table:table-cell>
          <table:table-cell table:style-name="Tableau3.B2" office:value-type="string">
            <text:p text:style-name="P3">compte_rendu_v2.1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1</text:p>
          </table:table-cell>
          <table:table-cell table:style-name="Tableau4.A2" office:value-type="string">
            <text:p text:style-name="P4">Ahmed Said</text:p>
          </table:table-cell>
          <table:table-cell table:style-name="Tableau4.A2" office:value-type="string">
            <text:p text:style-name="P4">10/10/12</text:p>
          </table:table-cell>
          <table:table-cell table:style-name="Tableau4.D2" office:value-type="string">
            <text:p text:style-name="P4">Création, Questions/réponses</text:p>
          </table:table-cell>
        </table:table-row>
        <table:table-row table:style-name="Tableau4.1">
          <table:table-cell table:style-name="Tableau4.A2" office:value-type="string">
            <text:p text:style-name="P4">2</text:p>
          </table:table-cell>
          <table:table-cell table:style-name="Tableau4.A2" office:value-type="string">
            <text:p text:style-name="P4">Ahmed Said</text:p>
          </table:table-cell>
          <table:table-cell table:style-name="Tableau4.A2" office:value-type="string">
            <text:p text:style-name="P4">10/10/12</text:p>
          </table:table-cell>
          <table:table-cell table:style-name="Tableau4.D2" office:value-type="string">
            <text:p text:style-name="P4">Approbations</text:p>
          </table:table-cell>
        </table:table-row>
        <table:table-row table:style-name="Tableau4.1">
          <table:table-cell table:style-name="Tableau4.A2" office:value-type="string">
            <text:p text:style-name="P4">2.1</text:p>
          </table:table-cell>
          <table:table-cell table:style-name="Tableau4.A2" office:value-type="string">
            <text:p text:style-name="P4">Romain Foucou</text:p>
          </table:table-cell>
          <table:table-cell table:style-name="Tableau4.A2" office:value-type="string">
            <text:p text:style-name="P4">14/10/12</text:p>
          </table:table-cell>
          <table:table-cell table:style-name="Tableau4.D2" office:value-type="string">
            <text:p text:style-name="P4">Correction de fautes et mise en page uniformisée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1" text:outline-level="1"/>
      <text:h text:style-name="P21" text:outline-level="1">Compte rendu réunion n°1 du 10 octobre 2012</text:h>
      <text:p text:style-name="P19"><text:span text:style-name="T8"/></text:p>
      <text:h text:style-name="Titre_20_2" text:outline-level="2">Ordre du jour :</text:h>
      <text:p text:style-name="Text_20_body"><text:tab/>Analyse des besoins du client</text:p>
      <text:p text:style-name="Text_20_body"/>
      <text:p text:style-name="P20">Personnes présentes lors de la réunion :</text:p>
      <text:p text:style-name="Text_20_body"><text:tab/>Client : M. LACIO</text:p>
      <text:p text:style-name="Text_20_body"><text:tab/>Collaborateurs Société D : </text:p>
      <text:p text:style-name="P16">R.FOUCOU </text:p>
      <text:p text:style-name="P16">V. REVIDAT</text:p>
      <text:p text:style-name="P16">A.SAID</text:p>
      <text:p text:style-name="P17"><text:s/>Mlle K. FELICIANNE</text:p>
      <text:p text:style-name="P18"><text:span text:style-name="Police_20_par_20_défaut"><text:span text:style-name="T4">M. MAAREF</text:span></text:span></text:p>
      <text:p text:style-name="P17">S. HASSNAOUI</text:p>
      <text:p text:style-name="P19"><text:span text:style-name="Police_20_par_20_défaut"><text:span text:style-name="T3">E. PRUNET</text:span></text:span></text:p>
      <text:p text:style-name="Text_20_body"/>
      <text:p text:style-name="P23"/>
      <text:list xml:id="list104602638" text:style-name="L1">
        <text:list-item>
          <text:p text:style-name="P24">En quoi consiste le suivi les « balades » dans votre offre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ça consiste à connaître où les bateaux étaient, où ils sont et où ils seront.</text:span></text:span></text:p>
      <text:p text:style-name="P27"/>
      <text:p text:style-name="P27"/>
      <text:list xml:id="list1652967991" text:continue-numbering="true" text:style-name="L1">
        <text:list-item>
          <text:p text:style-name="P24">Avez-vous des idées d’interface graphique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jolie, rapide.</text:span></text:span></text:p>
      <text:p text:style-name="P27"/>
      <text:p text:style-name="P27"/>
      <text:list xml:id="list262651182" text:continue-numbering="true" text:style-name="L1">
        <text:list-item>
          <text:p text:style-name="P24">Quels sont les données souhaitées dans la partie statistique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client, nombre de location par client, port préféré et les plus visités, bateaux les plus loués</text:span></text:span></text:p>
      <text:p text:style-name="P27"/>
      <text:p text:style-name="P27"/>
      <text:list xml:id="list701985739" text:continue-numbering="true" text:style-name="L1">
        <text:list-item>
          <text:p text:style-name="P24">En quoi consiste la fidélisation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Pour avoir des réductions sur le prix de la location de bateau pour les clients ainsi que les passagés (10%).</text:span></text:span></text:p>
      <text:p text:style-name="P27"/>
      <text:p text:style-name="P23"/>
      <text:list xml:id="list153696039" text:continue-numbering="true" text:style-name="L1">
        <text:list-item>
          <text:p text:style-name="P24">Le client est-il obligatoirement le conducteur du bateau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Oui</text:span></text:span></text:p>
      <text:p text:style-name="P27"/>
      <text:p text:style-name="P27"><text:soft-page-break/></text:p>
      <text:p text:style-name="P27"/>
      <text:list xml:id="list77038314" text:continue-numbering="true" text:style-name="L1">
        <text:list-item>
          <text:p text:style-name="P24">Quelle est la différence entre les termes location et balade que vous utilisez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une balade c’est une liste de plusieurs ports qui forment des escales ; une location c’est le service que je propose.</text:span></text:span></text:p>
      <text:p text:style-name="P27"><text:bookmark-start text:name="_GoBack"/><text:bookmark-end text:name="_GoBack"/></text:p>
      <text:p text:style-name="P27"/>
      <text:list xml:id="list1215899091" text:continue-numbering="true" text:style-name="L1">
        <text:list-item>
          <text:p text:style-name="P24">Y a-t-il des balades sans client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Non !</text:span></text:span></text:p>
      <text:p text:style-name="P27"/>
      <text:list xml:id="list1051076563" text:continue-numbering="true" text:style-name="L1">
        <text:list-item>
          <text:p text:style-name="P24">Y a-t-il la possibilité de louer un Skipper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oui <text:s/>bien sûr. </text:span></text:span></text:p>
      <text:p text:style-name="P27"/>
      <text:p text:style-name="P27"/>
      <text:list xml:id="list1064664838" text:continue-numbering="true" text:style-name="L1">
        <text:list-item>
          <text:p text:style-name="P24">Qu’est-ce que un accompagnateur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c’est un client qui obtient une réduction de 10% sur sa prochaine location </text:span></text:span></text:p>
      <text:p text:style-name="P27"/>
      <text:p text:style-name="P27"/>
      <text:list xml:id="list1457036344" text:continue-numbering="true" text:style-name="L1">
        <text:list-item>
          <text:p text:style-name="P24">Y a-t-il plusieurs utilisateurs du logiciel de gestion de réservation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oui. Moi en tant que gérant, 2 employés et 3 mécaniciens qui devront rentrer les données telles que les temps d’utilisation moteur pour une meilleure coordination est une efficacité niveau entretien matériel.</text:span></text:span></text:p>
      <text:p text:style-name="P27"/>
      <text:p text:style-name="P27"><text:s/></text:p>
      <text:list xml:id="list847898007" text:continue-numbering="true" text:style-name="L1">
        <text:list-item>
          <text:p text:style-name="P24">Tous les bateaux nécessitent-ils un permis pour la location ?</text:p>
        </text:list-item>
      </text:list>
      <text:p text:style-name="P26"><text:span text:style-name="Police_20_par_20_défaut"><text:span text:style-name="T11">Réponse</text:span></text:span><text:span text:style-name="Police_20_par_20_défaut"><text:span text:style-name="T12"> : Non, il y a les petits bateaux à voile et les bateaux à rames entre autres qui sont sans permis.</text:span></text:span></text:p>
      <text:p text:style-name="P27"/>
      <text:p text:style-name="P27"><text:s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En-têt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itre_20_2" style:display-name="Titre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ompte-rendu réunion 1 – Version 2.1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4T14:08:59</dc:date>
    <meta:editing-duration>PT11H36M57S</meta:editing-duration>
    <meta:editing-cycles>107</meta:editing-cycles>
    <dc:creator>Foucou Romain</dc:creator>
    <meta:document-statistic meta:table-count="5" meta:image-count="0" meta:object-count="0" meta:page-count="5" meta:paragraph-count="89" meta:word-count="448" meta:character-count="2526"/>
  </office:meta>
</office:document-meta>
</file>